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Matrícula</text:p>
          </table:table-cell>
          <table:table-cell table:style-name="Default" office:value-type="string">
            <text:p>Tempo</text:p>
          </table:table-cell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02H12M13S">
            <text:p>02:12:13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02H56M47S">
            <text:p>02:56:47</text:p>
          </table:table-cell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01H23M12S">
            <text:p>01:23:12</text:p>
          </table:table-cell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02H34M45S">
            <text:p>02:34:45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01H54M21S">
            <text:p>01:54: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8:50:44.73</meta:creation-date>
    <dc:date>2017-09-28T18:53:05.80</dc:date>
    <meta:editing-duration>P0D</meta:editing-duration>
    <meta:editing-cycles>1</meta:editing-cycles>
    <meta:document-statistic meta:table-count="1" meta:cell-count="12" meta:object-count="0"/>
    <meta:generator>LibreOffice/4.0.3.3$Windows_x86 LibreOffice_project/0eaa50a932c8f2199a615e1eb30f7ac74279539</meta:generator>
  </office:meta>
</office:document-meta>
</file>